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7" style:family="paragraph" style:parent-style-name="Text_20_body" style:list-style-name="L61">
      <style:paragraph-properties fo:line-height="150%"/>
      <style:text-properties style:font-name="Arial" style:font-name-asian="Arial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98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1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02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03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04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05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06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07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08" style:family="paragraph" style:parent-style-name="Table_20_Contents" style:list-style-name="L62">
      <style:text-properties style:font-name="Verdana" fo:font-size="14pt" style:font-size-asian="14pt" style:font-size-complex="14pt"/>
    </style:style>
    <style:style style:name="P109" style:family="paragraph" style:parent-style-name="Table_20_Contents" style:list-style-name="L63">
      <style:text-properties style:font-name="Verdana" fo:font-size="14pt" style:font-size-asian="14pt" style:font-size-complex="14pt"/>
    </style:style>
    <style:style style:name="P110" style:family="paragraph" style:parent-style-name="Table_20_Contents" style:list-style-name="L64">
      <style:text-properties style:font-name="Verdana" fo:font-size="14pt" style:font-size-asian="14pt" style:font-size-complex="14pt"/>
    </style:style>
    <style:style style:name="P111" style:family="paragraph" style:parent-style-name="Table_20_Contents" style:list-style-name="L65">
      <style:text-properties style:font-name="Verdana" fo:font-size="14pt" style:font-size-asian="14pt" style:font-size-complex="14pt"/>
    </style:style>
    <style:style style:name="P112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ext:soft-page-break/>
        <table:table-row>
          <table:table-cell table:style-name="表4.A2" office:value-type="string">
            <text:p text:style-name="P26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6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3962175385671368100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==&gt; see memo (log file in “shortcut...”)</text:p>
            </text:list-item>
          </text:list>
        </text:list-item>
      </text:list>
      <text:p text:style-name="P8"/>
      <text:p text:style-name="P8">[next]</text:p>
      <text:list xml:id="list7865187153041125403" text:style-name="L2">
        <text:list-item>
          <text:p text:style-name="P31">TASK : COMP</text:p>
        </text:list-item>
      </text:list>
      <text:p text:style-name="P8">[further]</text:p>
      <text:p text:style-name="P18"><text:span text:style-name="T12"><text:line-break/></text:span><text:span text:style-name="T13">[/ XXX] 20200514_141625</text:span></text:p>
      <text:p text:style-name="P24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<text:soft-page-break/>[do] <text:span text:style-name="T1">#_ </text:span></text:p>
      <text:list xml:id="list7447740288739438285" text:style-name="L3">
        <text:list-item>
          <text:p text:style-name="P32">REVIEW </text:p>
        </text:list-item>
        <text:list-item>
          <text:p text:style-name="P32">TASK-1 : start</text:p>
          <text:list>
            <text:list-item>
              <text:p text:style-name="P32"><text:span text:style-name="T1">#_ </text:span>T-1.1</text:p>
              <text:list>
                <text:list-item>
                  <text:p text:style-name="P32">DUP ==&gt; ea-4.mq4</text:p>
                </text:list-item>
                <text:list-item>
                  <text:p text:style-name="P32">func list</text:p>
                  <text:list>
                    <text:list-item>
                      <text:p text:style-name="P32">gen-func-list.bat // (C:\Users\iwabuchiken\AppData\Roaming\MetaQuotes\Terminal\34B08C83A5AAE27A4079DE708E60511E\MQL4\utils)</text:p>
                      <text:list>
                        <text:list-item>
                          <text:p text:style-name="P32">edit</text:p>
                        </text:list-item>
                      </text:list>
                    </text:list-item>
                  </text:list>
                </text:list-item>
                <text:list-item>
                  <text:p text:style-name="P32">compile ==&gt; OK</text:p>
                </text:list-item>
                <text:list-item>
                  <text:p text:style-name="P32">EXEC ==&gt; OK</text:p>
                </text:list-item>
              </text:list>
            </text:list-item>
            <text:list-item>
              <text:p text:style-name="P32">T-1.2 : new FUNC : dp_Dispatch(int idOf_DP) : bool</text:p>
              <text:list>
                <text:list-item>
                  <text:list>
                    <text:list-item>
                      <text:p text:style-name="P32">//_20200515_120722:tmp (ea-5.1.mq4)</text:p>
                    </text:list-item>
                    <text:list-item>
                      <text:p text:style-name="P32">libfx_dp_1.mqh</text:p>
                    </text:list-item>
                  </text:list>
                </text:list-item>
                <text:list-item>
                  <text:p text:style-name="P32">CODE</text:p>
                  <text:list>
                    <text:list-item>
                      <text:p text:style-name="P32">signature</text:p>
                    </text:list-item>
                    <text:list-item>
                      <text:p text:style-name="P32">labels</text:p>
                    </text:list-item>
                    <text:list-item>
                      <text:p text:style-name="P32">caller</text:p>
                    </text:list-item>
                  </text:list>
                </text:list-item>
                <text:list-item>
                  <text:p text:style-name="P32">COMPILE : OK</text:p>
                </text:list-item>
                <text:list-item>
                  <text:p text:style-name="P32">TEST :==&gt; OK</text:p>
                </text:list-item>
              </text:list>
            </text:list-item>
            <text:list-item>
              <text:p text:style-name="P32"><text:span text:style-name="T1">#_ </text:span>T-1.3 : libfx_dp_1.mqh ==&gt; funclist</text:p>
            </text:list-item>
            <text:list-item>
              <text:p text:style-name="P32">T-1.4 : func “dp_Dispatch” ==&gt; if sentence → coding</text:p>
              <text:list>
                <text:list-item>
                  <text:p text:style-name="P32"><text:span text:style-name="T1">#_ </text:span>CODE : //_20200515_123508:tmp</text:p>
                  <text:list>
                    <text:list-item>
                      <text:p text:style-name="P32">new FUNC : dp_5_1_PrevBar_BB_egt_2()</text:p>
                      <text:list>
                        <text:list-item>
                          <text:p text:style-name="P32"><text:span text:style-name="T1">#_ </text:span>sig</text:p>
                        </text:list-item>
                        <text:list-item>
                          <text:p text:style-name="P32"><text:span text:style-name="T1">#_ </text:span>labels</text:p>
                        </text:list-item>
                        <text:list-item>
                          <text:p text:style-name="P32"><text:span text:style-name="T1">#_ </text:span>caller</text:p>
                        </text:list-item>
                      </text:list>
                    </text:list-item>
                    <text:list-item>
                      <text:p text:style-name="P32">COMPILE ==&gt; OK</text:p>
                    </text:list-item>
                    <text:list-item>
                      <text:p text:style-name="P32"><text:soft-page-break/><text:span text:style-name="T1">#_ </text:span>TEST ==&gt; 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  <text:list-item>
                  <text:p text:style-name="P32">CODE : actual lines : //_20200515_124341:tmp</text:p>
                </text:list-item>
                <text:list-item>
                  <text:p text:style-name="P32">COMPILE : OK</text:p>
                </text:list-item>
                <text:list-item>
                  <text:p text:style-name="P32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461953053105292865" text:style-name="L4">
        <text:list-item>
          <text:p text:style-name="P33">TASK : TASKS-22</text:p>
        </text:list-item>
      </text:list>
      <text:p text:style-name="P8">[further]</text:p>
      <text:p text:style-name="P18"><text:span text:style-name="T12"><text:line-break/></text:span><text:span text:style-name="T13">[/ XXX] 20200515_125731</text:span></text:p>
      <text:p text:style-name="P24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0415378" text:continue-list="list3962175385671368100" text:style-name="L1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T-1.1 : steps</text:p>
              <text:list>
                <text:list-item>
                  <text:p text:style-name="P3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0401949" text:continue-numbering="true" text:style-name="L1">
        <text:list-item>
          <text:list>
            <text:list-item>
              <text:list>
                <text:list-item>
                  <text:p text:style-name="P30">note</text:p>
                  <text:list>
                    <text:list-item>
                      <text:p text:style-name="P3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04267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3259273203676740829" text:style-name="L5">
        <text:list-item>
          <text:p text:style-name="P34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1126991844117278433" text:style-name="L6">
        <text:list-item>
          <text:p text:style-name="P35">REVIEW </text:p>
        </text:list-item>
        <text:list-item>
          <text:p text:style-name="P35">TASK-1</text:p>
          <text:list>
            <text:list-item>
              <text:p text:style-name="P35">steps</text:p>
              <text:list>
                <text:list-item>
                  <text:p text:style-name="P35">gen : trade report</text:p>
                  <text:list>
                    <text:list-item>
                      <text:p text:style-name="P3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<text:soft-page-break/>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0403311" text:continue-numbering="true" text:style-name="L6">
        <text:list-item>
          <text:list>
            <text:list-item>
              <text:list>
                <text:list-item>
                  <text:p text:style-name="P35">PROBLEM : “'$cntOf_Ticket_Num_Match : 0'”</text:p>
                  <text:list>
                    <text:list-item>
                      <text:p text:style-name="P35">TRY-1</text:p>
                      <text:list>
                        <text:list-item>
                          <text:p text:style-name="P3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5">sheet</text:p>
                  <text:list>
                    <text:list-item>
                      <text:p text:style-name="P35">log_JVE_44_10_3_4.[session-3].ods</text:p>
                    </text:list-item>
                    <text:list-item>
                      <text:p text:style-name="P35">DUP : tab “4”</text:p>
                    </text:list-item>
                    <text:list-item>
                      <text:p text:style-name="P35">delete : entries</text:p>
                    </text:list-item>
                    <text:list-item>
                      <text:p text:style-name="P35">C/P : file content</text:p>
                    </text:list-item>
                    <text:list-item>
                      <text:p text:style-name="P35">DUP : tab ==&gt; “5.1”</text:p>
                    </text:list-item>
                    <text:list-item>
                      <text:p text:style-name="P35">entries ==&gt; sort : BB-loc.-1 ~ -3</text:p>
                    </text:list-item>
                  </text:list>
                </text:list-item>
              </text:list>
            </text:list-item>
            <text:list-item>
              <text:p text:style-name="P3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0421365" text:continue-numbering="true" text:style-name="L6">
        <text:list-item>
          <text:list>
            <text:list-item>
              <text:p text:style-name="P3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244024667159472331" text:style-name="L7">
              <text:list-item>
                <text:p text:style-name="P101">この sequence は、プラスか？</text:p>
                <text:list>
                  <text:list-item>
                    <text:p text:style-name="P102">4-4-4-2-2 (A-Z order)</text:p>
                  </text:list-item>
                </text:list>
              </text:list-item>
              <text:list-item>
                <text:p text:style-name="P101">この sequence は、マイナスか？</text:p>
                <text:list>
                  <text:list-item>
                    <text:p text:style-name="P101">2-2-2-2 (A-Z order)</text:p>
                  </text:list-item>
                </text:list>
              </text:list-item>
            </text:list>
          </table:table-cell>
        </table:table-row>
      </table:table>
      <text:list xml:id="list30402360" text:continue-list="list30421365" text:style-name="L6">
        <text:list-item>
          <text:list>
            <text:list-item>
              <text:p text:style-name="P35"><text:soft-page-break/></text:p>
            </text:list-item>
          </text:list>
        </text:list-item>
      </text:list>
      <text:p text:style-name="P8"/>
      <text:p text:style-name="P8">[next]</text:p>
      <text:list xml:id="list1951460716440736014" text:style-name="L8">
        <text:list-item>
          <text:p text:style-name="P36">TASK : slice bar data file ==&gt; </text:p>
          <text:list>
            <text:list-item>
              <text:p text:style-name="P36">TASKS-13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[do] <text:span text:style-name="T1">#_ </text:span></text:p>
      <text:list xml:id="list3307544515040532149" text:style-name="L9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//_20200518_124428:tmp (init())</text:p>
                </text:list-item>
                <text:list-item>
                  <text:p text:style-name="P37">//_20200428_144229:head</text:p>
                </text:list-item>
                <text:list-item>
                  <text:p text:style-name="P37">//_20200518_124948:tmp ==&gt; data : body</text:p>
                </text:list-item>
                <text:list-item>
                  <text:p text:style-name="P37">//_20200518_125012:tmp ==&gt; data : header</text:p>
                </text:list-item>
              </text:list>
            </text:list-item>
            <text:list-item>
              <text:p text:style-name="P37"><text:span text:style-name="T1">#_ </text:span>T-1.1 : data : body ==&gt; MFI</text:p>
              <text:list>
                <text:list-item>
                  <text:p text:style-name="P37"><text:span text:style-name="T1">#_ </text:span>CODE</text:p>
                  <text:list>
                    <text:list-item>
                      <text:p text:style-name="P37">TEST ==&gt; OK</text:p>
                    </text:list-item>
                  </text:list>
                </text:list-item>
                <text:list-item>
                  <text:p text:style-name="P37"><text:span text:style-name="T1">#_ </text:span>CODE : normalize double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data : body ==&gt; RSI</text:p>
              <text:list>
                <text:list-item>
                  <text:p text:style-name="P37">CODE : //_20200518_131109:tmp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<text:soft-page-break/>T-1.3 : data : body ==&gt; Force</text:p>
              <text:list>
                <text:list-item>
                  <text:p text:style-name="P37">CODE : //_20200518_132500:tmp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Force ==&gt; period → to 20</text:p>
                    </text:list-item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4 : sheet</text:p>
              <text:list>
                <text:list-item>
                  <text:p text:style-name="P37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91449834626243060" text:style-name="L10">
        <text:list-item>
          <text:p text:style-name="P38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153624731709431150" text:style-name="L11">
        <text:list-item>
          <text:p text:style-name="P39">REVIEW </text:p>
        </text:list-item>
        <text:list-item>
          <text:p text:style-name="P3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<text:soft-page-break/>(20200506_133310).(tickets-data).log&amp;param_Fname_File_Statement=DetailedStatement.[20200509_123535].htm</text:p>
          </table:table-cell>
        </table:table-row>
      </table:table>
      <text:list xml:id="list30408434" text:continue-numbering="true" text:style-name="L11">
        <text:list-item>
          <text:list>
            <text:list-item>
              <text:p text:style-name="P39">T-1.1 : controller</text:p>
              <text:list>
                <text:list-item>
                  <text:p text:style-name="P39">CODE : new FUNC : “tasks_26_Gen_Combined_Trade_Result_List”</text:p>
                </text:list-item>
                <text:list-item>
                  <text:p text:style-name="P3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0428671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9">==&gt; OK : “Missing View”</text:p>
                    </text:list-item>
                  </text:list>
                </text:list-item>
              </text:list>
            </text:list-item>
            <text:list-item>
              <text:p text:style-name="P39">T-1.2 : view</text:p>
              <text:list>
                <text:list-item>
                  <text:p text:style-name="P39">DUP : util_3___gen__trading__result__list.ctp</text:p>
                </text:list-item>
                <text:list-item>
                  <text:p text:style-name="P39">edit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T-1.3 : logic</text:p>
              <text:list>
                <text:list-item>
                  <text:p text:style-name="P39">//_20200519_191713:tmp (\Controller\FxUtilitiesController.php)</text:p>
                </text:list-item>
                <text:list-item>
                  <text:p text:style-name="P39"/>
                </text:list-item>
              </text:list>
            </text:list-item>
          </text:list>
        </text:list-item>
      </text:list>
      <text:p text:style-name="P8">[next]</text:p>
      <text:list xml:id="list477536475863485556" text:style-name="L12">
        <text:list-item>
          <text:p text:style-name="P40">TASK : cont. (TASKS-26)</text:p>
          <text:list>
            <text:list-item>
              <text:p text:style-name="P40">//_20200519_19202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19_192120</text:span></text:p>
      <text:p text:style-name="P24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><text:soft-page-break/></text:p>
      <text:p text:style-name="P8">[do] <text:span text:style-name="T1">#_ </text:span></text:p>
      <text:list xml:id="list2038634211198294484" text:style-name="L13">
        <text:list-item>
          <text:p text:style-name="P41">REVIEW </text:p>
        </text:list-item>
        <text:list-item>
          <text:p text:style-name="P41">TASK-1 : cont. (TASKS-26)</text:p>
          <text:list>
            <text:list-item>
              <text:list>
                <text:list-item>
                  <text:p text:style-name="P41">//_20200519_192026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CODE : upto ==&gt; get list of keywords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2 : upto current ==&gt; to a function</text:p>
              <text:list>
                <text:list-item>
                  <text:p text:style-name="P41">CODE : </text:p>
                  <text:list>
                    <text:list-item>
                      <text:p text:style-name="P41">new FUNC ==&gt; “tasks_26_Gen_Combined_Trade_Result_List__Get_Keyword_List”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build ==&gt; url 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360913927032335887" text:style-name="L14">
              <text:list-item>
                <text:p text:style-name="P103">ticket data : dpath</text:p>
                <text:list>
                  <text:list-item>
                    <text:p text:style-name="P103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03">ticket data : fname</text:p>
                <text:list>
                  <text:list-item>
                    <text:p text:style-name="P103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03">statement file : file name</text:p>
                <text:list>
                  <text:list-item>
                    <text:p text:style-name="P103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0415534" text:continue-list="list2038634211198294484" text:style-name="L13">
        <text:list-item>
          <text:list>
            <text:list-item>
              <text:p text:style-name="P41"/>
            </text:list-item>
          </text:list>
        </text:list-item>
      </text:list>
      <text:p text:style-name="P8"/>
      <text:p text:style-name="P8">[next]</text:p>
      <text:list xml:id="list8029968021689957066" text:style-name="L15">
        <text:list-item>
          <text:p text:style-name="P42">TASK : TASKS-26</text:p>
        </text:list-item>
      </text:list>
      <text:p text:style-name="P8">[further]</text:p>
      <text:p text:style-name="P18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065265534765661875" text:style-name="L16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</text:p>
              <text:list>
                <text:list-item>
                  <text:p text:style-name="P4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26083051482376037" text:style-name="L17">
        <text:list-item>
          <text:p text:style-name="P44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0"/>
      <text:p text:style-name="P14"><text:soft-page-break/></text:p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3473229810361165312" text:style-name="L18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<text:soft-page-break/>QL4\Files\Logs\XXX[XXX].[XXX-X].dir</text:p>
          </table:table-cell>
        </table:table-row>
      </table:table>
      <text:list xml:id="list30429663" text:continue-numbering="true" text:style-name="L18">
        <text:list-item>
          <text:list>
            <text:list-item>
              <text:p text:style-name="P45"/>
            </text:list-item>
          </text:list>
        </text:list-item>
      </text:list>
      <text:p text:style-name="P8"/>
      <text:p text:style-name="P8">[next]</text:p>
      <text:list xml:id="list2711274954480787258" text:style-name="L19">
        <text:list-item>
          <text:p text:style-name="P46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/>
      <text:p text:style-name="P8">[do] <text:span text:style-name="T1">#_ </text:span></text:p>
      <text:list xml:id="list3993267053909522615" text:style-name="L20">
        <text:list-item>
          <text:p text:style-name="P47">REVIEW </text:p>
        </text:list-item>
        <text:list-item>
          <text:p text:style-name="P47">TASK-1 : prep ==&gt; sheet</text:p>
          <text:list>
            <text:list-item>
              <text:p text:style-name="P47">T-1.1</text:p>
              <text:list>
                <text:list-item>
                  <text:p text:style-name="P4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8312168990177783333" text:style-name="L21">
              <text:list-item>
                <text:p text:style-name="P104">DUP tab</text:p>
              </text:list-item>
              <text:list-item>
                <text:p text:style-name="P104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<text:soft-page-break/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7742004233693938906" text:style-name="L22">
              <text:list-item>
                <text:p text:style-name="P105">tab “X” : BB-loc.-1 ~ -3 ==&gt; col : BW – BV – BU</text:p>
              </text:list-item>
              <text:list-item>
                <text:p text:style-name="P105">tab “X.1” : profit ==&gt; col : CH</text:p>
              </text:list-item>
            </text:list>
          </table:table-cell>
        </table:table-row>
      </table:table>
      <text:list xml:id="list30422171" text:continue-list="list3993267053909522615" text:style-name="L20">
        <text:list-item>
          <text:p text:style-name="P47">TASK-2 : OBSERVE</text:p>
          <text:list>
            <text:list-item>
              <text:p text:style-name="P4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2773444915219885669" text:style-name="L23">
              <text:list-item>
                <text:p text:style-name="P106">2-2-2 ==&gt; </text:p>
                <text:list>
                  <text:list-item>
                    <text:p text:style-name="P106">total = 52</text:p>
                  </text:list-item>
                  <text:list-item>
                    <text:p text:style-name="P106">2-2-2 ==&gt; 3</text:p>
                  </text:list-item>
                  <text:list-item>
                    <text:p text:style-name="P106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ext:soft-page-break/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1499214434022177694" text:style-name="L24">
              <text:list-item>
                <text:p text:style-name="P107">2-2-2</text:p>
                <text:list>
                  <text:list-item>
                    <text:p text:style-name="P107">total = 66</text:p>
                  </text:list-item>
                  <text:list-item>
                    <text:p text:style-name="P107">2-2-2 ==&gt; 5</text:p>
                    <text:list>
                      <text:list-item>
                        <text:p text:style-name="P107">plus =&gt; 2</text:p>
                      </text:list-item>
                      <text:list-item>
                        <text:p text:style-name="P107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"/>
          </table:table-cell>
        </table:table-row>
      </table:table>
      <text:list xml:id="list30413758" text:continue-list="list30422171" text:style-name="L20">
        <text:list-item>
          <text:list>
            <text:list-item>
              <text:p text:style-name="P4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0425042" text:continue-numbering="true" text:style-name="L20">
        <text:list-item>
          <text:list>
            <text:list-item>
              <text:p text:style-name="P47"><text:soft-page-break/></text:p>
            </text:list-item>
          </text:list>
        </text:list-item>
      </text:list>
      <text:p text:style-name="P8"/>
      <text:p text:style-name="P8">[next]</text:p>
      <text:list xml:id="list1538488761482974708" text:style-name="L25">
        <text:list-item>
          <text:p text:style-name="P48">TASK-1</text:p>
          <text:list>
            <text:list-item>
              <text:p text:style-name="P48">this : THOUGHTS-2</text:p>
            </text:list-item>
          </text:list>
        </text:list-item>
        <text:list-item>
          <text:p text:style-name="P48">TASK-2 : <text:span text:style-name="T15">13.27</text:span></text:p>
          <text:list>
            <text:list-item>
              <text:p text:style-name="P48">==&gt; 5/19<text:span text:style-name="T15">の分</text:span>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/>
      <text:p text:style-name="P8">[do] <text:span text:style-name="T1">#_ </text:span></text:p>
      <text:list xml:id="list8695729517465522213" text:style-name="L26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9">T-1.1 : review file</text:p>
              <text:list>
                <text:list-item>
                  <text:p text:style-name="P49">CODE</text:p>
                  <text:list>
                    <text:list-item>
                      <text:p text:style-name="P49">init() ==&gt; setup() ==&gt; </text:p>
                      <text:list>
                        <text:list-item>
                          <text:p text:style-name="P49">//_20200521_144515:tmp</text:p>
                        </text:list-item>
                      </text:list>
                    </text:list-item>
                    <text:list-item>
                      <text:p text:style-name="P49">exec()</text:p>
                      <text:list>
                        <text:list-item>
                          <text:p text:style-name="P49">get_BasicData_with_RSI_BB_MFI (utils.mqh)</text:p>
                          <text:list>
                            <text:list-item>
                              <text:p text:style-name="P49"><text:soft-page-break/>_get_FNAME</text:p>
                            </text:list-item>
                            <text:list-item>
                              <text:p text:style-name="P49">get_AryOf_RSI_BB_MFI</text:p>
                            </text:list-item>
                            <text:list-item>
                              <text:p text:style-name="P49">write2File_AryOf_BasicData_With_RSI_BB_MFI</text:p>
                            </text:list-item>
                            <text:list-item>
                              <text:p text:style-name="P4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2 : add column ==&gt; “force”</text:p>
              <text:list>
                <text:list-item>
                  <text:p text:style-name="P49">current : “no;Open;High;Low;Close;RSI;MFI;BB.2s;BB.1s;BB.main;BB.-1s;BB.-2s;Diff;High/Low;datetime”</text:p>
                </text:list-item>
                <text:list-item>
                  <text:p text:style-name="P49">new :</text:p>
                  <text:list>
                    <text:list-item>
                      <text:p text:style-name="P4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9">T-1.3 : edit ==&gt; get_AryOf_RSI_BB_MFI</text:p>
              <text:list>
                <text:list-item>
                  <text:p text:style-name="P49">//_20200521_145524:tmp</text:p>
                  <text:list>
                    <text:list-item>
                      <text:p text:style-name="P49">dec<text:span text:style-name="T15">lare var</text:span></text:p>
                    </text:list-item>
                  </text:list>
                </text:list-item>
                <text:list-item>
                  <text:p text:style-name="P49">//_20200521_145459:tmp (utils.mqh)</text:p>
                  <text:list>
                    <text:list-item>
                      <text:p text:style-name="P49">set val</text:p>
                    </text:list-item>
                  </text:list>
                </text:list-item>
                <text:list-item>
                  <text:p text:style-name="P49">“AryOf_Data” ==&gt; add “Force” val</text:p>
                  <text:list>
                    <text:list-item>
                      <text:p text:style-name="P49">change ==&gt; param : array length</text:p>
                      <text:list>
                        <text:list-item>
                          <text:p text:style-name="P49">//_20200521_150611:tmp</text:p>
                        </text:list-item>
                        <text:list-item>
                          <text:p text:style-name="P49">11 → 12</text:p>
                        </text:list-item>
                      </text:list>
                    </text:list-item>
                    <text:list-item>
                      <text:p text:style-name="P49">change ==&gt; caller line</text:p>
                      <text:list>
                        <text:list-item>
                          <text:p text:style-name="P49">//_20200521_150728:tmp (func caller)</text:p>
                        </text:list-item>
                        <text:list-item>
                          <text:p text:style-name="P49">//20200521_150747:tmp ==&gt; dec<text:span text:style-name="T15">lare array</text:span></text:p>
                          <text:list>
                            <text:list-item>
                              <text:p text:style-name="P49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add val : in-func lines</text:p>
                      <text:list>
                        <text:list-item>
                          <text:p text:style-name="P4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4 : edit ==&gt; write2File_AryOf_BasicData_With_RSI_BB_MFI</text:p>
              <text:list>
                <text:list-item>
                  <text:p text:style-name="P49">CODE </text:p>
                  <text:list>
                    <text:list-item>
                      <text:p text:style-name="P49"><text:span text:style-name="T2">#_ </text:span>header : _file_write__header_With_RSI_BB_MFI</text:p>
                      <text:list>
                        <text:list-item>
                          <text:p text:style-name="P49"><text:soft-page-break/>caller : //_20200521_151117:tmp</text:p>
                        </text:list-item>
                        <text:list-item>
                          <text:p text:style-name="P49"><text:span text:style-name="T2">#_ </text:span>in-func line</text:p>
                          <text:list>
                            <text:list-item>
                              <text:p text:style-name="P49">//_20200521_151203:tmp</text:p>
                            </text:list-item>
                            <text:list-item>
                              <text:p text:style-name="P4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<text:span text:style-name="T2">#_ </text:span>“write : data”</text:p>
                      <text:list>
                        <text:list-item>
                          <text:p text:style-name="P49">//_20200521_151335:tmp ==&gt; section</text:p>
                        </text:list-item>
                        <text:list-item>
                          <text:p text:style-name="P4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T-1.5 : TEST</text:p>
              <text:list>
                <text:list-item>
                  <text:p text:style-name="P49"><text:span text:style-name="T2">#_ </text:span>COMPILE </text:p>
                </text:list-item>
                <text:list-item>
                  <text:p text:style-name="P49">EXEC : obs_49_8.(A-J).(M5-55000).mq4</text:p>
                  <text:list>
                    <text:list-item>
                      <text:p text:style-name="P49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878174997833341029" text:style-name="L27">
        <text:list-item>
          <text:p text:style-name="P50">TASK : <text:s/><text:span text:style-name="T5">44#13.28</text:span></text:p>
          <text:list>
            <text:list-item>
              <text:p text:style-name="P50">php coding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4785724798426727747" text:style-name="L28">
        <text:list-item>
          <text:p text:style-name="P51">REVIEW </text:p>
        </text:list-item>
        <text:list-item>
          <text:p text:style-name="P51"><text:soft-page-break/>TASK-1 : <text:s/><text:span text:style-name="T5">44#13.28</text:span></text:p>
          <text:list>
            <text:list-item>
              <text:list>
                <text:list-item>
                  <text:p text:style-name="P51">php coding</text:p>
                </text:list-item>
              </text:list>
            </text:list-item>
            <text:list-item>
              <text:p text:style-name="P51">T-1.1 : look around for files </text:p>
              <text:list>
                <text:list-item>
                  <text:p text:style-name="P51">==&gt; convert from csv to list of bardatas → where ?</text:p>
                </text:list-item>
                <text:list-item>
                  <text:p text:style-name="P51">//_20200522_114017:tmp (\FxTestController.php)</text:p>
                </text:list-item>
              </text:list>
            </text:list-item>
            <text:list-item>
              <text:p text:style-name="P51">T-1.2</text:p>
            </text:list-item>
          </text:list>
        </text:list-item>
        <text:list-item>
          <text:p text:style-name="P5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0408922" text:continue-numbering="true" text:style-name="L28">
        <text:list-item>
          <text:list>
            <text:list-item>
              <text:p text:style-name="P51">T-2.1 : new FUNC : slice_Raw_Data()</text:p>
              <text:list>
                <text:list-item>
                  <text:list>
                    <text:list-item>
                      <text:p text:style-name="P51">//_20200522_115734:head</text:p>
                    </text:list-item>
                  </text:list>
                </text:list-item>
                <text:list-item>
                  <text:p text:style-name="P51">DUP</text:p>
                </text:list-item>
                <text:list-item>
                  <text:p text:style-name="P51">sig</text:p>
                </text:list-item>
                <text:list-item>
                  <text:p text:style-name="P51">labels</text:p>
                </text:list-item>
                <text:list-item>
                  <text:p text:style-name="P51">skeleton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<text:span text:style-name="T1">#_ </text:span>T-2.2 : look-around</text:p>
              <text:list>
                <text:list-item>
                  <text:p text:style-name="P51">TREE</text:p>
                  <text:list>
                    <text:list-item>
                      <text:p text:style-name="P51">_slice_Raw_Data_By_Week</text:p>
                      <text:list>
                        <text:list-item>
                          <text:p text:style-name="P51">LibFxAdmin::slice_Raw_Data_By_Week</text:p>
                          <text:list>
                            <text:list-item>
                              <text:p text:style-name="P5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2.3 : func : conv_CSV_Lines_To_BarDatas ==&gt; review</text:p>
            </text:list-item>
            <text:list-item>
              <text:p text:style-name="P51"><text:span text:style-name="T1">#_ </text:span>T-2.4 : class “BarData” ==&gt; add field</text:p>
              <text:list>
                <text:list-item>
                  <text:p text:style-name="P51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76457985775230796" text:style-name="L29">
        <text:list-item>
          <text:p text:style-name="P98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98">//_20200105_171836:head (\Lib\utils\libfx.php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21518</text:span></text:p>
      <text:p text:style-name="P24"><text:soft-page-break/></text:p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0427425" text:continue-list="list30426782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2874706020267773668" text:style-name="L30">
        <text:list-item>
          <text:p text:style-name="P52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3750060633498341790" text:style-name="L31">
        <text:list-item>
          <text:p text:style-name="P53">REVIEW </text:p>
        </text:list-item>
        <text:list-item>
          <text:p text:style-name="P53">TASK-1 : TASKS-28.1 : “<text:span text:style-name="T17">get_ListOf_BarDatas</text:span>” ==&gt; DUP</text:p>
          <text:list>
            <text:list-item>
              <text:list>
                <text:list-item>
                  <text:p text:style-name="P53">//_20200105_171836:head (\Lib\utils\libfx.php) </text:p>
                </text:list-item>
              </text:list>
            </text:list-item>
            <text:list-item>
              <text:p text:style-name="P53"><text:span text:style-name="T3">#_ </text:span>T-1.1 : DUP ==&gt; func : conv_CSV_Lines_To_BarDatas</text:p>
              <text:list>
                <text:list-item>
                  <text:p text:style-name="P53">conv_CSV_Lines_To_BarDatas__V2</text:p>
                  <text:list>
                    <text:list-item>
                      <text:p text:style-name="P53"><text:soft-page-break/>//_20200522_164054:tmp</text:p>
                    </text:list-item>
                  </text:list>
                </text:list-item>
              </text:list>
            </text:list-item>
            <text:list-item>
              <text:p text:style-name="P53">T-1.2 : new FUNC : _slice_Raw_Data_By_Day (FxAdminController)</text:p>
              <text:list>
                <text:list-item>
                  <text:p text:style-name="P53">DUP : _slice_Raw_Data_By_Week</text:p>
                </text:list-item>
                <text:list-item>
                  <text:p text:style-name="P53">skeleton</text:p>
                </text:list-item>
                <text:list-item>
                  <text:p text:style-name="P5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040812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T-1.3 : use ==&gt; conv_CSV_Lines_To_BarDatas__V2</text:p>
              <text:list>
                <text:list-item>
                  <text:p text:style-name="P53">CODE </text:p>
                  <text:list>
                    <text:list-item>
                      <text:p text:style-name="P53">new FUNC : LibFxAdmin::slice_Raw_Data_By_Day__V2</text:p>
                    </text:list-item>
                    <text:list-item>
                      <text:p text:style-name="P53"><text:span text:style-name="T3">#_ </text:span>DUP</text:p>
                    </text:list-item>
                    <text:list-item>
                      <text:p text:style-name="P53"><text:span text:style-name="T3">#_ </text:span>skeleton</text:p>
                    </text:list-item>
                    <text:list-item>
                      <text:p text:style-name="P53">caller lines </text:p>
                    </text:list-item>
                    <text:list-item>
                      <text:p text:style-name="P53">TEST ==&gt; OK</text:p>
                    </text:list-item>
                  </text:list>
                </text:list-item>
                <text:list-item>
                  <text:p text:style-name="P53">TEST : //_20200522_170915:tmp</text:p>
                  <text:list>
                    <text:list-item>
                      <text:p text:style-name="P53">return val : $lo_BarDatas ==&gt; show the 1<text:span text:style-name="T18">st</text:span> line</text:p>
                    </text:list-item>
                    <text:list-item>
                      <text:p text:style-name="P53">==&gt; PROBLEM : “object(BarData) {</text:p>
                    </text:list-item>
                    <text:list-item>
                      <text:p text:style-name="P53"><text:tab/>no =&gt; '1'</text:p>
                    </text:list-item>
                    <text:list-item>
                      <text:p text:style-name="P53"><text:tab/>price_Open =&gt; ';'</text:p>
                    </text:list-item>
                    <text:list-item>
                      <text:p text:style-name="P53"><text:tab/>price_High =&gt; '7'</text:p>
                    </text:list-item>
                    <text:list-item>
                      <text:p text:style-name="P53"><text:tab/>price_Low =&gt; '0'</text:p>
                    </text:list-item>
                    <text:list-item>
                      <text:p text:style-name="P53"><text:tab/>price_Close =&gt; '.'</text:p>
                    </text:list-item>
                    <text:list-item>
                      <text:p text:style-name="P53"><text:tab/>rsi =&gt; '6'</text:p>
                    </text:list-item>
                    <text:list-item>
                      <text:p text:style-name="P53"><text:tab/>mfi =&gt; '2'</text:p>
                    </text:list-item>
                    <text:list-item>
                      <text:p text:style-name="P53"><text:tab/>force =&gt; '7'</text:p>
                    </text:list-item>
                    <text:list-item>
                      <text:p text:style-name="P53"><text:tab/>bb_2S =&gt; ';'</text:p>
                    </text:list-item>
                    <text:list-item>
                      <text:p text:style-name="P5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423890775325091989" text:style-name="L32">
        <text:list-item>
          <text:p text:style-name="P54">TASK : continue ==&gt; fix problem</text:p>
          <text:list>
            <text:list-item>
              <text:p text:style-name="P54">//_20200522_171234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2_171305</text:span></text:p>
      <text:p text:style-name="P24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8648117618913717930" text:style-name="L33">
        <text:list-item>
          <text:p text:style-name="P5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0.A2" office:value-type="string">
            <text:p text:style-name="P2"/>
          </table:table-cell>
        </table:table-row>
      </table:table>
      <text:list xml:id="list30403109" text:continue-numbering="true" text:style-name="L33">
        <text:list-item>
          <text:p text:style-name="P55"><text:span text:style-name="T1">#_ </text:span>TASK-1 : continue ==&gt; fix problem</text:p>
          <text:list>
            <text:list-item>
              <text:list>
                <text:list-item>
                  <text:p text:style-name="P55">//_20200522_171234:next (LibFxAdmin)</text:p>
                </text:list-item>
              </text:list>
            </text:list-item>
            <text:list-item>
              <text:p text:style-name="P55">T-1.1 : debugging</text:p>
              <text:list>
                <text:list-item>
                  <text:p text:style-name="P55">CODE : //debug:20200523_161125</text:p>
                </text:list-item>
                <text:list-item>
                  <text:p text:style-name="P55">==&gt; OK</text:p>
                </text:list-item>
              </text:list>
            </text:list-item>
            <text:list-item>
              <text:p text:style-name="P55">T-1.2 : new FUNC ==&gt; test_Libfx_Conv_CSV_Lines_To_BarDatas__V2</text:p>
              <text:list>
                <text:list-item>
                  <text:p text:style-name="P55">CODE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5">TASK-2 </text:p>
          <text:list>
            <text:list-item>
              <text:p text:style-name="P55">new FUNC : sort_CSV_Lines_BarData__By_Date</text:p>
              <text:list>
                <text:list-item>
                  <text:p text:style-name="P55">caller : //_20200523_163505:tmp</text:p>
                </text:list-item>
                <text:list-item>
                  <text:p text:style-name="P55">ref : //_20200523_163753:ref (LibFxAdmin)</text:p>
                </text:list-item>
              </text:list>
            </text:list-item>
          </text:list>
        </text:list-item>
      </text:list>
      <text:p text:style-name="P8"><text:soft-page-break/></text:p>
      <text:p text:style-name="P8">[next]</text:p>
      <text:list xml:id="list7364651377257204739" text:style-name="L34">
        <text:list-item>
          <text:p text:style-name="P57">TASK</text:p>
          <text:list>
            <text:list-item>
              <text:p text:style-name="P57">//_20200523_164309:next (LibFxAdmin)</text:p>
            </text:list-item>
            <text:list-item>
              <text:p text:style-name="P57">ref : //_20200523_163753:ref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5"/>
      <text:p text:style-name="P25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[do] <text:span text:style-name="T1">#_ </text:span></text:p>
      <text:list xml:id="list1885904495534633529" text:style-name="L35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23_164309:next (LibFxAdmin)</text:p>
                </text:list-item>
                <text:list-item>
                  <text:p text:style-name="P58">ref : //_20200523_163753:ref (LibFxAdmin)</text:p>
                </text:list-item>
              </text:list>
            </text:list-item>
            <text:list-item>
              <text:p text:style-name="P58">T-1.1 : upto ==&gt; show datetime vals </text:p>
              <text:list>
                <text:list-item>
                  <text:p text:style-name="P58"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→ compare</text:p>
              <text:list>
                <text:list-item>
                  <text:p text:style-name="P58">//debug:20200524_112305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//debug:20200524_112536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judge</text:p>
              <text:list>
                <text:list-item>
                  <text:p text:style-name="P58"><text:soft-page-break/>//debug:20200524_112849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ort</text:p>
              <text:list>
                <text:list-item>
                  <text:p text:style-name="P58">//_20200524_113854:tmp</text:p>
                </text:list-item>
                <text:list-item>
                  <text:p text:style-name="P58">//debug:20200524_114454</text:p>
                  <text:list>
                    <text:list-item>
                      <text:p text:style-name="P58">==&gt; OK </text:p>
                    </text:list-item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6355957849886336147" text:style-name="L36">
        <text:list-item>
          <text:p text:style-name="P59">TASK : slice (TASKS-13)</text:p>
          <text:list>
            <text:list-item>
              <text:p text:style-name="P59">//_20200524_115655:next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/>
      <text:p text:style-name="P24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4"/>
      <text:p text:style-name="P8">[do] <text:span text:style-name="T1">#_ </text:span></text:p>
      <text:list xml:id="list2050206765471827871" text:style-name="L37">
        <text:list-item>
          <text:p text:style-name="P60">REVIEW </text:p>
        </text:list-item>
        <text:list-item>
          <text:p text:style-name="P60">TASK-1 </text:p>
          <text:list>
            <text:list-item>
              <text:list>
                <text:list-item>
                  <text:p text:style-name="P112">slice (TASKS-13)</text:p>
                </text:list-item>
                <text:list-item>
                  <text:p text:style-name="P6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0420757" text:continue-numbering="true" text:style-name="L37">
        <text:list-item>
          <text:list>
            <text:list-item>
              <text:p text:style-name="P60">T-1.1 : start iteration</text:p>
              <text:list>
                <text:list-item>
                  <text:p text:style-name="P60"><text:soft-page-break/>CODE</text:p>
                </text:list-item>
                <text:list-item>
                  <text:p text:style-name="P60">TEST : //debug:20200524_160552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T-1.2 : iteration ==&gt; more → 500</text:p>
              <text:list>
                <text:list-item>
                  <text:p text:style-name="P60">//_20200524_162513:tmp</text:p>
                </text:list-item>
                <text:list-item>
                  <text:p text:style-name="P60">==&gt; OK </text:p>
                </text:list-item>
              </text:list>
            </text:list-item>
            <text:list-item>
              <text:p text:style-name="P60">T-1.3 : “$lo_CSV_Lines_By_Day” =&gt; each entry : first line ?</text:p>
              <text:list>
                <text:list-item>
                  <text:p text:style-name="P60">//_20200524_162938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4 : same as T-1.3; max iteration ==&gt; 700</text:p>
              <text:list>
                <text:list-item>
                  <text:p text:style-name="P60">//_20200524_162513:tmp</text:p>
                </text:list-item>
                <text:list-item>
                  <text:p text:style-name="P60">==&gt; OK</text:p>
                </text:list-item>
              </text:list>
            </text:list-item>
            <text:list-item>
              <text:p text:style-name="P60">T-1.5 : max iteration ==&gt; off</text:p>
              <text:list>
                <text:list-item>
                  <text:p text:style-name="P60">//debug:20200524_160552</text:p>
                </text:list-item>
                <text:list-item>
                  <text:p text:style-name="P60">EXEC</text:p>
                </text:list-item>
                <text:list-item>
                  <text:p text:style-name="P60">search ==&gt; “$lines_Day[0] =&gt;”</text:p>
                </text:list-item>
                <text:list-item>
                  <text:p text:style-name="P60"><text:span text:style-name="T1">#_ </text:span>PROBLEM : “5/21” → not included</text:p>
                  <text:list>
                    <text:list-item>
                      <text:p text:style-name="P60">TRY-1 : //_20200524_164203:tmp</text:p>
                      <text:list>
                        <text:list-item>
                          <text:p text:style-name="P60">//_20200524_164445:fix</text:p>
                        </text:list-item>
                        <text:list-item>
                          <text:p text:style-name="P60">==&gt; search “$lines_Day[0] =&gt;”</text:p>
                        </text:list-item>
                        <text:list-item>
                          <text:p text:style-name="P6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16717524841146308" text:style-name="L38">
        <text:list-item>
          <text:p text:style-name="P61">TASK : TASKS-13.1</text:p>
          <text:list>
            <text:list-item>
              <text:p text:style-name="P61">//_20200524_165246:next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16"><text:soft-page-break/></text:p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1710553450391770195" text:style-name="L39">
        <text:list-item>
          <text:p text:style-name="P62">REVIEW </text:p>
        </text:list-item>
        <text:list-item>
          <text:p text:style-name="P62">TASK-1<text:span text:style-name="T15"> : TASKS-13.1</text:span></text:p>
          <text:list>
            <text:list-item>
              <text:list>
                <text:list-item>
                  <text:p text:style-name="P84">//_20200524_165246:next (FxAdminController)</text:p>
                </text:list-item>
              </text:list>
            </text:list-item>
            <text:list-item>
              <text:p text:style-name="P62"><text:span text:style-name="T2">#_ </text:span><text:span text:style-name="T15">T-1.1 : func : slice_Raw_Data_By_Day__V2</text:span></text:p>
              <text:list>
                <text:list-item>
                  <text:p text:style-name="P84">CODE</text:p>
                  <text:list>
                    <text:list-item>
                      <text:p text:style-name="P84">//_20200525_160049:tmp (LibFxAdmin)</text:p>
                    </text:list-item>
                    <text:list-item>
                      <text:p text:style-name="P84">//_20200524_165246:next (FxAdminController) </text:p>
                    </text:list-item>
                  </text:list>
                </text:list-item>
                <text:list-item>
                  <text:p text:style-name="P62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2.A2" office:value-type="string">
            <text:p text:style-name="P2"/>
          </table:table-cell>
        </table:table-row>
      </table:table>
      <text:list xml:id="list30410742" text:continue-numbering="true" text:style-name="L39">
        <text:list-item>
          <text:list>
            <text:list-item>
              <text:p text:style-name="P84">T-1.2 : write to file </text:p>
              <text:list>
                <text:list-item>
                  <text:list>
                    <text:list-item>
                      <text:p text:style-name="P84">//_20200525_161041:tmp</text:p>
                    </text:list-item>
                  </text:list>
                </text:list-item>
              </text:list>
            </text:list-item>
            <text:list-item>
              <text:p text:style-name="P62"><text:span text:style-name="T2">#_ </text:span><text:span text:style-name="T15">T-1.2.1 : build → dst dir path</text:span></text:p>
            </text:list-item>
            <text:list-item>
              <text:p text:style-name="P62"><text:span text:style-name="T2">#_ </text:span><text:span text:style-name="T15">T-1.2.2 : make dirs </text:span></text:p>
              <text:list>
                <text:list-item>
                  <text:p text:style-name="P84">==&gt; OK</text:p>
                </text:list-item>
              </text:list>
            </text:list-item>
            <text:list-item>
              <text:p text:style-name="P62">T-1.2.3 : <text:span text:style-name="T15">build → file path, full</text:span></text:p>
            </text:list-item>
          </text:list>
        </text:list-item>
      </text:list>
      <text:p text:style-name="P21"/>
      <text:p text:style-name="P8">[next]</text:p>
      <text:list xml:id="list7918790797129831535" text:style-name="L40">
        <text:list-item>
          <text:p text:style-name="P63">TASK : this ==&gt; T-1.2.3 (<text:span text:style-name="T15">TASKS-13.1)</text:span></text:p>
          <text:list>
            <text:list-item>
              <text:p text:style-name="P85">//_20200525_164903:tmp (FxAdmin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5_164831</text:span></text:p>
      <text:p text:style-name="P24"><text:soft-page-break/></text:p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8906867924027551883" text:style-name="L41">
        <text:list-item>
          <text:p text:style-name="P64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0405788" text:continue-numbering="true" text:style-name="L41">
        <text:list-item>
          <text:p text:style-name="P64">TASK-1</text:p>
          <text:list>
            <text:list-item>
              <text:p text:style-name="P64">T-1.1 : build file full path</text:p>
              <text:list>
                <text:list-item>
                  <text:p text:style-name="P64">==&gt; OK : //_20200526_114404:tmp</text:p>
                </text:list-item>
              </text:list>
            </text:list-item>
            <text:list-item>
              <text:p text:style-name="P64">T-1.2 : file ==&gt; wri<text:span text:style-name="T15">te (blank)</text:span></text:p>
              <text:list>
                <text:list-item>
                  <text:p text:style-name="P86">//_20200526_114428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3 : file → write : header</text:p>
              <text:list>
                <text:list-item>
                  <text:p text:style-name="P86">//_20200526_114637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4 : file → write : data</text:p>
              <text:list>
                <text:list-item>
                  <text:p text:style-name="P86">//_20200526_115023:tmp</text:p>
                </text:list-item>
                <text:list-item>
                  <text:p text:style-name="P86">==&gt; OK</text:p>
                </text:list-item>
              </text:list>
            </text:list-item>
          </text:list>
        </text:list-item>
      </text:list>
      <text:p text:style-name="P8">[next]</text:p>
      <text:list xml:id="list387840070209764238" text:style-name="L42">
        <text:list-item>
          <text:p text:style-name="P65">TASK : continue ==&gt; wri<text:span text:style-name="T15">tten csv lines → reverse order ----&gt; Z-A</text:span></text:p>
          <text:list>
            <text:list-item>
              <text:p text:style-name="P87">//_20200526_115844:next // FxAdminController</text:p>
            </text:list-item>
            <text:list-item>
              <text:p text:style-name="P87">//_20200526_115755:tmp (LibFxAdmin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6_115910</text:span></text:p>
      <text:p text:style-name="P24"><text:soft-page-break/></text:p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4485291299673308751" text:style-name="L43">
        <text:list-item>
          <text:p text:style-name="P66">REVIEW <text:s/></text:p>
        </text:list-item>
        <text:list-item>
          <text:p text:style-name="P66">TASK-1 : wri<text:span text:style-name="T15">tten csv lines → reverse order ----&gt; Z-A</text:span></text:p>
          <text:list>
            <text:list-item>
              <text:list>
                <text:list-item>
                  <text:p text:style-name="P88">//_20200526_115844:next // FxAdminController</text:p>
                </text:list-item>
                <text:list-item>
                  <text:p text:style-name="P88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0424676" text:continue-numbering="true" text:style-name="L43">
        <text:list-item>
          <text:list>
            <text:list-item>
              <text:p text:style-name="P66">T-1.1 : conditioning</text:p>
              <text:list>
                <text:list-item>
                  <text:p text:style-name="P66">CODE : //_20200526_183618:tmp</text:p>
                </text:list-item>
                <text:list-item>
                  <text:p text:style-name="P66">TEST ==&gt; 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764746734776126103" text:style-name="L44">
        <text:list-item>
          <text:p text:style-name="P67">TASK : TASKS-13b</text:p>
          <text:list>
            <text:list-item>
              <text:p text:style-name="P67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7259788055212481156" text:style-name="L45">
        <text:list-item>
          <text:p text:style-name="P68"><text:soft-page-break/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0413217" text:continue-numbering="true" text:style-name="L45">
        <text:list-item>
          <text:p text:style-name="P68">TASK-1 : TASKS-13b </text:p>
          <text:list>
            <text:list-item>
              <text:list>
                <text:list-item>
                  <text:p text:style-name="P68">//_20200526_184754:next<text:tab/>FxAdminController</text:p>
                </text:list-item>
                <text:list-item>
                  <text:p text:style-name="P68">use → param vals</text:p>
                </text:list-item>
              </text:list>
            </text:list-item>
            <text:list-item>
              <text:p text:style-name="P68"><text:span text:style-name="T1">#_ </text:span>T-1.1 : show → param vals in debug lines</text:p>
            </text:list-item>
            <text:list-item>
              <text:p text:style-name="P68">T-1.2 : use ==&gt; new csv file</text:p>
              <text:list>
                <text:list-item>
                  <text:p text:style-name="P68">05.15 ~ last</text:p>
                </text:list-item>
                <text:list-item>
                  <text:p text:style-name="P68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0418722" text:continue-numbering="true" text:style-name="L45">
        <text:list-item>
          <text:list>
            <text:list-item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>T-1.3 : 5.13 ~</text:p>
              <text:list>
                <text:list-item>
                  <text:p text:style-name="P68">new csv</text:p>
                </text:list-item>
                <text:list-item>
                  <text:p text:style-name="P68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0414384" text:continue-numbering="true" text:style-name="L45">
        <text:list-item>
          <text:list>
            <text:list-item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/>
            </text:list-item>
          </text:list>
        </text:list-item>
      </text:list>
      <text:p text:style-name="P8">[next]</text:p>
      <text:list xml:id="list586467092651952636" text:style-name="L46">
        <text:list-item>
          <text:p text:style-name="P69">TASK : COMPLETE</text:p>
        </text:list-item>
        <text:list-item>
          <text:p text:style-name="P69">==&gt; start : fx_tester_T_1__V2()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9"><text:soft-page-break/></text:p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8748814917710927658" text:style-name="L47">
        <text:list-item>
          <text:p text:style-name="P70">REVIEW </text:p>
        </text:list-item>
        <text:list-item>
          <text:p text:style-name="P70">TASK-1 : setup</text:p>
          <text:list>
            <text:list-item>
              <text:p text:style-name="P70">T-1.1 : DUP ==&gt; fx_tester_T_1</text:p>
              <text:list>
                <text:list-item>
                  <text:p text:style-name="P70">DUP</text:p>
                </text:list-item>
                <text:list-item>
                  <text:p text:style-name="P70">skeleton </text:p>
                </text:list-item>
                <text:list-item>
                  <text:p text:style-name="P70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043399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0">==&gt; OK : “Missing View”</text:p>
                    </text:list-item>
                  </text:list>
                </text:list-item>
              </text:list>
            </text:list-item>
            <text:list-item>
              <text:p text:style-name="P70">T-1.2 : view</text:p>
              <text:list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60261793353493542" text:style-name="L48">
        <text:list-item>
          <text:p text:style-name="P71">TASK<text:span text:style-name="T15"> : TASKS-29.1</text:span></text:p>
          <text:list>
            <text:list-item>
              <text:p text:style-name="P89">//_20200527_103506:next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7_103408</text:span></text:p>
      <text:p text:style-name="P24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<text:soft-page-break/>tester_1__V2 / 20200528_131240</text:p>
      <text:p text:style-name="P10"/>
      <text:p text:style-name="P8">[do] <text:span text:style-name="T1">#_ </text:span></text:p>
      <text:list xml:id="list2065089374864137047" text:style-name="L49">
        <text:list-item>
          <text:p text:style-name="P72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0406251" text:continue-numbering="true" text:style-name="L49">
        <text:list-item>
          <text:p text:style-name="P72">TASK-1 : <text:span text:style-name="T15">TASKS-29.1</text:span></text:p>
          <text:list>
            <text:list-item>
              <text:list>
                <text:list-item>
                  <text:p text:style-name="P90">//_20200527_103506:next</text:p>
                </text:list-item>
                <text:list-item>
                  <text:p text:style-name="P90">new FUNC : fx_tester_T_1__Order_Buy__V2()</text:p>
                </text:list-item>
              </text:list>
            </text:list-item>
            <text:list-item>
              <text:p text:style-name="P90"><text:span text:style-name="T1">#_ </text:span>T-1.1</text:p>
              <text:list>
                <text:list-item>
                  <text:p text:style-name="P90">sig / label / caller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<text:span text:style-name="T1">#_ </text:span>T-1.2 : “step : 0 : 0 : A : 1” ==&gt; params</text:p>
              <text:list>
                <text:list-item>
                  <text:p text:style-name="P90">//_20200528_140405:ref</text:p>
                </text:list-item>
                <text:list-item>
                  <text:p text:style-name="P90">CODE : //_20200528_140426:tmp</text:p>
                </text:list-item>
                <text:list-item>
                  <text:p text:style-name="P90"/>
                </text:list-item>
              </text:list>
            </text:list-item>
            <text:list-item>
              <text:p text:style-name="P90">T-1.X : “prep : log dir” : </text:p>
              <text:list>
                <text:list-item>
                  <text:p text:style-name="P90">ref : //_20200201_161421:tmp</text:p>
                </text:list-item>
                <text:list-item>
                  <text:p text:style-name="P90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9485456777114859" text:style-name="L50">
        <text:list-item>
          <text:p text:style-name="P73">TASK-1 : <text:span text:style-name="T15">“prep : log dir” : </text:span></text:p>
          <text:list>
            <text:list-item>
              <text:p text:style-name="P91">ref : //_20200201_161421:tmp</text:p>
            </text:list-item>
            <text:list-item>
              <text:p text:style-name="P91">CODE : //_20200528_140148:tmp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28_142312</text:span></text:p>
      <text:p text:style-name="P10"/>
      <text:p text:style-name="P17"><text:soft-page-break/></text:p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9152173204145381282" text:style-name="L51">
        <text:list-item>
          <text:p text:style-name="P74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0423867" text:continue-numbering="true" text:style-name="L51">
        <text:list-item>
          <text:p text:style-name="P74">TASK-1</text:p>
          <text:list>
            <text:list-item>
              <text:p text:style-name="P74">T-1.1 : dpath log</text:p>
              <text:list>
                <text:list-item>
                  <text:p text:style-name="P74">//_20200529_181231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2 : “prep : log dir” ==&gt; to a func</text:p>
              <text:list>
                <text:list-item>
                  <text:p text:style-name="P74">CODE : //_20200529_182703:tmp</text:p>
                  <text:list>
                    <text:list-item>
                      <text:p text:style-name="P74">fx_tester_T_1__Order_Buy__V2__Log_Dir</text:p>
                    </text:list-item>
                  </text:list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3 : params ==&gt; to a func</text:p>
              <text:list>
                <text:list-item>
                  <text:p text:style-name="P74">CODE : //_20200529_183406:tmp</text:p>
                  <text:list>
                    <text:list-item>
                      <text:p text:style-name="P74">fx_tester_T_1__Order_Buy__V2__Params</text:p>
                    </text:list-item>
                    <text:list-item>
                      <text:p text:style-name="P74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082179308230835685" text:style-name="L52">
        <text:list-item>
          <text:p text:style-name="P75">TASK : //_20200529_185258:next (FxTestController)</text:p>
        </text:list-item>
      </text:list>
      <text:p text:style-name="P8">[further]</text:p>
      <text:p text:style-name="P18"><text:span text:style-name="T12"><text:line-break/></text:span><text:span text:style-name="T13">[/ XXX] 20200529_185429</text:span></text:p>
      <text:p text:style-name="P24"/>
      <text:p text:style-name="P17"><text:soft-page-break/></text:p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3781624670837112048" text:style-name="L53">
        <text:list-item>
          <text:p text:style-name="P76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0403052" text:continue-numbering="true" text:style-name="L53">
        <text:list-item>
          <text:p text:style-name="P76">TASK-1 </text:p>
          <text:list>
            <text:list-item>
              <text:list>
                <text:list-item>
                  <text:p text:style-name="P76">//_20200529_185258:next (FxTestController)</text:p>
                </text:list-item>
                <text:list-item>
                  <text:p text:style-name="P76">TASKS-29.2 : get : list of bardatas</text:p>
                </text:list-item>
                <text:list-item>
                  <text:p text:style-name="P76">csv</text:p>
                  <text:list>
                    <text:list-item>
                      <text:p text:style-name="P76"/>
                    </text:list-item>
                  </text:list>
                </text:list-item>
              </text:list>
            </text:list-item>
            <text:list-item>
              <text:p text:style-name="P76">T-1.1 : review the situation</text:p>
              <text:list>
                <text:list-item>
                  <text:p text:style-name="P76">wri<text:span text:style-name="T15">te log : //_20200530_130239:tmp</text:span>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76"><text:span text:style-name="T2">#_ </text:span><text:span text:style-name="T15">SEG-1 : gen → slicded csv files</text:span></text:p>
              <text:list>
                <text:list-item>
                  <text:p text:style-name="P92"><text:soft-page-break/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0421498" text:continue-numbering="true" text:style-name="L53">
        <text:list-item>
          <text:list>
            <text:list-item>
              <text:p text:style-name="P92">SEG-2 : new param ==&gt; dpath for source csv file</text:p>
              <text:list>
                <text:list-item>
                  <text:p text:style-name="P92">S-2.1 : //_20200528_132032:head</text:p>
                  <text:list>
                    <text:list-item>
                      <text:p text:style-name="P92">CODE</text:p>
                    </text:list-item>
                    <text:list-item>
                      <text:p text:style-name="P92">TEST ==&gt; </text:p>
                    </text:list-item>
                  </text:list>
                </text:list-item>
              </text:list>
            </text:list-item>
            <text:list-item>
              <text:p text:style-name="P92">T-1.2 : review ==&gt; Libfx::get_ListOf_BarDatas</text:p>
              <text:list>
                <text:list-item>
                  <text:p text:style-name="P92">new FUNC : Libfx::get_ListOf_BarDatas__V2</text:p>
                  <text:list>
                    <text:list-item>
                      <text:p text:style-name="P92">DUP / sig / labels / skeleton / </text:p>
                    </text:list-item>
                    <text:list-item>
                      <text:p text:style-name="P92">caller </text:p>
                    </text:list-item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T-1.3 : get_ListOf_BarDatas__V2</text:p>
              <text:list>
                <text:list-item>
                  <text:p text:style-name="P92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032566190547930350" text:style-name="L54">
        <text:list-item>
          <text:p text:style-name="P77">TASK : testing</text:p>
          <text:list>
            <text:list-item>
              <text:p text:style-name="P77">//_20200530_143853:next (FxTestController)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20200530_143931</text:span></text:p>
      <text:p text:style-name="P24"/>
      <text:p text:style-name="P10"/>
      <text:p text:style-name="P17"/>
      <text:p text:style-name="P8"><text:soft-page-break/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7166996319852247090" text:style-name="L55">
        <text:list-item>
          <text:p text:style-name="P78">REVIEW </text:p>
        </text:list-item>
        <text:list-item>
          <text:p text:style-name="P78">TASK-1 : testing</text:p>
          <text:list>
            <text:list-item>
              <text:list>
                <text:list-item>
                  <text:p text:style-name="P78">//_20200530_143853:next (FxTestController)</text:p>
                </text:list-item>
              </text:list>
            </text:list-item>
            <text:list-item>
              <text:p text:style-name="P78">T-1.1 </text:p>
              <text:list>
                <text:list-item>
                  <text:p text:style-name="P78">draw : flowchart</text:p>
                  <text:list>
                    <text:list-item>
                      <text:p text:style-name="P78">ref : </text:p>
                      <text:list>
                        <text:list-item>
                          <text:p text:style-name="P7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7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7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78">SEG-1 : while-loop ==&gt; to a func</text:p>
                      <text:list>
                        <text:list-item>
                          <text:p text:style-name="P78">S-1.1</text:p>
                          <text:list>
                            <text:list-item>
                              <text:p text:style-name="P78">//_20200531_132021:tmp</text:p>
                            </text:list-item>
                            <text:list-item>
                              <text:p text:style-name="P78">fx_tester_T_1__Order_Buy__V2__While_Loop</text:p>
                            </text:list-item>
                          </text:list>
                        </text:list-item>
                        <text:list-item>
                          <text:p text:style-name="P78">TEST ==&gt; </text:p>
                          <text:list>
                            <text:list-item>
                              <text:p text:style-name="P7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8">SEG-2 : new FILE : PD.php (pattern detecter)</text:p>
                      <text:list>
                        <text:list-item>
                          <text:p text:style-name="P78">S-2.1 : new FILE : PD.php</text:p>
                          <text:list>
                            <text:list-item>
                              <text:p text:style-name="P78">DUP</text:p>
                            </text:list-item>
                            <text:list-item>
                              <text:p text:style-name="P78">==&gt; OK</text:p>
                            </text:list-item>
                          </text:list>
                        </text:list-item>
                        <text:list-item>
                          <text:p text:style-name="P78">S-2.2 : new FUNC : dp_All()</text:p>
                          <text:list>
                            <text:list-item>
                              <text:p text:style-name="P7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<text:soft-page-break/>[next]</text:p>
      <text:list xml:id="list411994666318371062" text:style-name="L56">
        <text:list-item>
          <text:p text:style-name="P79">TASK : while-loop ==&gt; add → for-loop</text:p>
          <text:list>
            <text:list-item>
              <text:p text:style-name="P79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2"><text:line-break/></text:span><text:span text:style-name="T13">[/ XXX] 20200531_142418</text:span></text:p>
      <text:p text:style-name="P24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[do] <text:span text:style-name="T1">#_ </text:span></text:p>
      <text:list xml:id="list8077001208183927859" text:style-name="L57">
        <text:list-item>
          <text:p text:style-name="P80">REVIEW </text:p>
        </text:list-item>
        <text:list-item>
          <text:p text:style-name="P80">TASK-1 : while-loop ==&gt; add → for-loop</text:p>
          <text:list>
            <text:list-item>
              <text:list>
                <text:list-item>
                  <text:p text:style-name="P80">//_20200531_142253:next</text:p>
                </text:list-item>
              </text:list>
            </text:list-item>
            <text:list-item>
              <text:p text:style-name="P80"><text:span text:style-name="T1">#_ </text:span>T-1.1 </text:p>
              <text:list>
                <text:list-item>
                  <text:p text:style-name="P80">for-loop ==&gt; start coding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pan text:style-name="T1">#_ </text:span>T-1.2 : for-loop ==&gt; to a func</text:p>
              <text:list>
                <text:list-item>
                  <text:p text:style-name="P80">new FUNC : fx_tester_T_1__Order_Buy__V2__For_Loop</text:p>
                  <text:list>
                    <text:list-item>
                      <text:p text:style-name="P80">//_20200601_093740:caller</text:p>
                    </text:list-item>
                    <text:list-item>
                      <text:p text:style-name="P80">//_20200601_093744:head</text:p>
                    </text:list-item>
                    <text:list-item>
                      <text:p text:style-name="P80">//_20200601_093747:wl</text:p>
                    </text:list-item>
                  </text:list>
                </text:list-item>
                <text:list-item>
                  <text:p text:style-name="P80">debug : //debug:20200601_094308</text:p>
                </text:list-item>
                <text:list-item>
                  <text:p text:style-name="P80">TEST ==&gt;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oft-page-break/><text:span text:style-name="T1">#_ </text:span>T-1.3 : “position ==&gt; taken ?” → in the for-loop</text:p>
              <text:list>
                <text:list-item>
                  <text:p text:style-name="P80"><text:span text:style-name="T1">#_ </text:span>CODE</text:p>
                </text:list-item>
                <text:list-item>
                  <text:p text:style-name="P80">TEST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4 : loop ==&gt; get total num</text:p>
              <text:list>
                <text:list-item>
                  <text:p text:style-name="P80">CODE : //_20200601_101537:tmp</text:p>
                </text:list-item>
                <text:list-item>
                  <text:p text:style-name="P80">TEST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11220215657417985" text:style-name="L58">
        <text:list-item>
          <text:p text:style-name="P81">TASK : pattern detection</text:p>
          <text:list>
            <text:list-item>
              <text:p text:style-name="P81">//_20200601_101636:next</text:p>
            </text:list-item>
            <text:list-item>
              <text:p text:style-name="P81">ref : //_20200601_101723:ref</text:p>
            </text:list-item>
          </text:list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8"><text:span text:style-name="T19">@@@</text:span></text:p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XXX</text:p>
      <text:p text:style-name="P6"/>
      <text:p text:style-name="P8">[do] <text:span text:style-name="T1">#_ </text:span></text:p>
      <text:list xml:id="list30423857" text:continue-list="list30427425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8808731677753388543" text:style-name="L66">
        <text:list-item>
          <text:p text:style-name="P83">TASK</text:p>
        </text:list-item>
      </text:list>
      <text:p text:style-name="P8">[further]</text:p>
      <text:p text:style-name="P18"><text:soft-page-break/><text:span text:style-name="T12"><text:line-break/></text:span><text:span text:style-name="T13">[/ XXX] </text:span></text:p>
      <text:p text:style-name="P24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0417525" text:continue-list="list30423857" text:style-name="L1">
        <text:list-item>
          <text:p text:style-name="P30">REVIEW </text:p>
        </text:list-item>
        <text:list-item>
          <text:p text:style-name="P30">TASK-1</text:p>
        </text:list-item>
      </text:list>
      <text:p text:style-name="P8"/>
      <text:p text:style-name="P8">[next]</text:p>
      <text:list xml:id="list7175431486421154390" text:style-name="L59">
        <text:list-item>
          <text:p text:style-name="P82">TASK</text:p>
        </text:list-item>
      </text:list>
      <text:p text:style-name="P8">[further]</text:p>
      <text:p text:style-name="P18"><text:span text:style-name="T12"><text:line-break/></text:span><text:span text:style-name="T13">[/ XXX] </text:span></text:p>
      <text:p text:style-name="P24"/>
      <text:p text:style-name="P24"/>
      <text:p text:style-name="P24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118797896141692756" text:style-name="L60">
        <text:list-item>
          <text:p text:style-name="P9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0420817" text:continue-numbering="true" text:style-name="L60">
        <text:list-item>
          <text:p text:style-name="P93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5971390271429150874" text:style-name="L61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248277299926326755" text:style-name="L62">
              <text:list-item>
                <text:p text:style-name="P108">M – w &gt; a (new window)</text:p>
              </text:list-item>
              <text:list-item>
                <text:p text:style-name="P108">doc 2 : select → session number</text:p>
              </text:list-item>
              <text:list-item>
                <text:p text:style-name="P108">doc 1</text:p>
                <text:list>
                  <text:list-item>
                    <text:p text:style-name="P108">DUP → template</text:p>
                  </text:list-item>
                  <text:list-item>
                    <text:p text:style-name="P108">session num → paste</text:p>
                  </text:list-item>
                  <text:list-item>
                    <text:p text:style-name="P108">datetime ==&gt; change to “XXX”</text:p>
                  </text:list-item>
                  <text:list-item>
                    <text:p text:style-name="P108">session num → update</text:p>
                  </text:list-item>
                </text:list>
              </text:list-item>
              <text:list-item>
                <text:p text:style-name="P108">doc 2 : select → session string</text:p>
              </text:list-item>
              <text:list-item>
                <text:p text:style-name="P10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886005518786164185" text:style-name="L63">
              <text:list-item>
                <text:p text:style-name="P109">commit</text:p>
                <text:list>
                  <text:list-item>
                    <text:p text:style-name="P109">jve</text:p>
                  </text:list-item>
                  <text:list-item>
                    <text:p text:style-name="P10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626722511177711083" text:style-name="L64">
              <text:list-item>
                <text:p text:style-name="P110">doc 1 : select → git push, echo</text:p>
              </text:list-item>
              <text:list-item>
                <text:p text:style-name="P11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59172494174504972" text:style-name="L65">
              <text:list-item>
                <text:p text:style-name="P111">eclipse</text:p>
              </text:list-item>
              <text:list-item>
                <text:p text:style-name="P111">mt4</text:p>
              </text:list-item>
              <text:list-item>
                <text:p text:style-name="P111">folders</text:p>
              </text:list-item>
              <text:list-item>
                <text:p text:style-name="P111">sakura files</text:p>
              </text:list-item>
              <text:list-item>
                <text:p text:style-name="P111">docs</text:p>
              </text:list-item>
            </text:list>
          </table:table-cell>
        </table:table-row>
      </table:table>
      <text:list xml:id="list30416706" text:continue-list="list5971390271429150874" text:style-name="L61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421148" text:continue-numbering="true" text:style-name="L61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0419706" text:continue-numbering="true" text:style-name="L61">
        <text:list-item>
          <text:p text:style-name="P27">move “<text:span text:style-name="T6">@@@</text:span>”</text:p>
        </text:list-item>
        <text:list-item>
          <text:p text:style-name="P95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1T10:20:08.89</dc:date>
    <dc:creator>iwabuchi ken</dc:creator>
    <meta:editing-duration>P6DT13H14M10S</meta:editing-duration>
    <meta:editing-cycles>864</meta:editing-cycles>
    <meta:generator>OpenOffice/4.1.3$Win32 OpenOffice.org_project/413m1$Build-9783</meta:generator>
    <meta:document-statistic meta:table-count="32" meta:image-count="0" meta:object-count="3" meta:page-count="40" meta:paragraph-count="852" meta:word-count="3323" meta:character-count="275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